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200000132D5B61CF4.png" manifest:media-type="image/png"/>
  <manifest:file-entry manifest:full-path="Pictures/10007460000017EC000017ECDF094DE7.svg" manifest:media-type="image/svg+xml"/>
  <manifest:file-entry manifest:full-path="Pictures/TablePreview2.svm" manifest:media-type=""/>
  <manifest:file-entry manifest:full-path="Pictures/TablePreview1.svm" manifest:media-type=""/>
  <manifest:file-entry manifest:full-path="Pictures/100002010000040000000297E21DAB6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2cm" svg:stroke-color="#355e00" draw:marker-start-width="0.508cm" draw:marker-end-width="0.508cm" draw:fill="solid" draw:fill-color="#579d1c" draw:opacity="20%" draw:textarea-horizontal-align="center" draw:textarea-vertical-align="middle" draw:auto-grow-height="false" fo:min-height="1.852cm" fo:min-width="18.45cm" fo:padding-top="0.175cm" fo:padding-bottom="0.175cm" fo:padding-left="0.3cm" fo:padding-right="0.3cm" draw:shadow="hidden" draw:shadow-offset-x="0.203cm" draw:shadow-offset-y="0.203cm" draw:shadow-opacity="20%"/>
    </style:style>
    <style:style style:name="gr3" style:family="graphic" style:parent-style-name="standard">
      <style:graphic-properties svg:stroke-width="0.102cm" svg:stroke-color="#ffd320" draw:marker-start-width="0.508cm" draw:marker-end-width="0.508cm" draw:fill="solid" draw:fill-color="#ffd320" draw:opacity="40%" draw:textarea-horizontal-align="center" draw:textarea-vertical-align="middle" draw:auto-grow-height="false" fo:padding-top="0.175cm" fo:padding-bottom="0.175cm" fo:padding-left="0.3cm" fo:padding-right="0.3cm" draw:shadow="hidden" draw:shadow-offset-x="0.203cm" draw:shadow-offset-y="0.203cm" draw:shadow-opacity="40%"/>
    </style:style>
    <style:style style:name="gr4" style:family="graphic" style:parent-style-name="standard">
      <style:graphic-properties draw:fill-color="#800000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svg:stroke-width="0.102cm" draw:marker-start-width="0.432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10" style:family="graphic" style:parent-style-name="standard">
      <style:graphic-properties svg:stroke-color="#579d1c" draw:fill-color="#aecf00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svg:stroke-width="0.102cm" draw:marker-start-width="0.433cm" draw:marker-end="Arrow" draw:marker-end-width="0.45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" svg:stroke-width="0.102cm" draw:marker-start-width="0.432cm" draw:marker-end="Arrow" draw:marker-end-width="0.457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standard">
      <style:graphic-properties draw:stroke="dash" draw:stroke-dash="Ultrafine_20_Dashed" draw:fill-color="#e6e6e6" draw:opacity="50%" draw:textarea-horizontal-align="left" draw:textarea-vertical-align="top" draw:auto-grow-height="false" draw:shadow-offset-x="0.203cm" draw:shadow-offset-y="0.203cm" draw:shadow-opacity="50%"/>
    </style:style>
    <style:style style:name="gr15" style:family="graphic" style:parent-style-name="standard">
      <style:graphic-properties svg:stroke-width="0.102cm" svg:stroke-color="#355e00" draw:marker-start-width="0.508cm" draw:marker-end-width="0.508cm" draw:fill="solid" draw:fill-color="#579d1c" draw:opacity="20%" draw:textarea-horizontal-align="center" draw:textarea-vertical-align="middle" draw:auto-grow-height="false" fo:min-height="0.92cm" fo:min-width="12.1cm" fo:padding-top="0.175cm" fo:padding-bottom="0.175cm" fo:padding-left="0.3cm" fo:padding-right="0.3cm" draw:shadow="hidden" draw:shadow-offset-x="0.203cm" draw:shadow-offset-y="0.203cm" draw:shadow-opacity="20%"/>
    </style:style>
    <style:style style:name="gr1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textarea-vertical-align="middle" draw:ole-draw-aspect="1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9" style:family="graphic" style:parent-style-name="standard">
      <style:graphic-properties svg:stroke-width="0.102cm" svg:stroke-color="#355e00" draw:marker-start-width="0.508cm" draw:marker-end-width="0.508cm" draw:fill="solid" draw:fill-color="#579d1c" draw:opacity="20%" draw:textarea-horizontal-align="center" draw:textarea-vertical-align="middle" draw:auto-grow-height="false" fo:min-height="2.444cm" fo:min-width="7.782cm" fo:padding-top="0.175cm" fo:padding-bottom="0.175cm" fo:padding-left="0.3cm" fo:padding-right="0.3cm" draw:shadow="hidden" draw:shadow-offset-x="0.203cm" draw:shadow-offset-y="0.203cm" draw:shadow-opacity="20%"/>
    </style:style>
    <style:style style:name="gr20" style:family="graphic" style:parent-style-name="standard">
      <style:graphic-properties svg:stroke-width="0.102cm" svg:stroke-color="#ffd320" draw:marker-start-width="0.508cm" draw:marker-end-width="0.508cm" draw:fill="solid" draw:fill-color="#ffd320" draw:opacity="40%" draw:textarea-horizontal-align="center" draw:textarea-vertical-align="middle" draw:auto-grow-height="false" fo:min-height="2.19cm" fo:min-width="5.508cm" fo:padding-top="0.175cm" fo:padding-bottom="0.175cm" fo:padding-left="0.3cm" fo:padding-right="0.3cm" draw:shadow="hidden" draw:shadow-offset-x="0.203cm" draw:shadow-offset-y="0.203cm" draw:shadow-opacity="40%"/>
    </style:style>
    <style:style style:name="gr21" style:family="graphic" style:parent-style-name="standard">
      <style:graphic-properties draw:fill-color="#800000" draw:opacity="50%" draw:textarea-horizontal-align="justify" draw:textarea-vertical-align="middle" draw:auto-grow-height="false" fo:min-height="1.998cm" fo:min-width="2.361cm" draw:shadow-opacity="50%"/>
    </style:style>
    <style:style style:name="gr22" style:family="graphic" style:parent-style-name="standard">
      <style:graphic-properties svg:stroke-color="#579d1c" draw:fill-color="#aecf00" draw:opacity="50%" draw:textarea-horizontal-align="justify" draw:textarea-vertical-align="middle" draw:auto-grow-height="false" fo:min-height="0.47cm" fo:min-width="0.22cm" draw:shadow-opacity="50%"/>
    </style:style>
    <style:style style:name="gr23" style:family="graphic" style:parent-style-name="standard">
      <style:graphic-properties svg:stroke-width="0.102cm" svg:stroke-color="#ffd320" draw:marker-start-width="0.508cm" draw:marker-end-width="0.508cm" draw:fill="solid" draw:fill-color="#ffd320" draw:opacity="40%" draw:textarea-horizontal-align="center" draw:textarea-vertical-align="middle" draw:auto-grow-height="false" fo:min-height="1.936cm" fo:min-width="5.508cm" fo:padding-top="0.175cm" fo:padding-bottom="0.175cm" fo:padding-left="0.3cm" fo:padding-right="0.3cm" draw:shadow="hidden" draw:shadow-offset-x="0.203cm" draw:shadow-offset-y="0.203cm" draw:shadow-opacity="40%"/>
    </style:style>
    <style:style style:name="gr24" style:family="graphic" style:parent-style-name="standard">
      <style:graphic-properties draw:stroke="dash" draw:stroke-dash="Ultrafine_20_Dashed" draw:fill-color="#e6e6e6" draw:opacity="50%" draw:textarea-horizontal-align="left" draw:textarea-vertical-align="top" draw:auto-grow-height="false" fo:min-height="8.322cm" fo:min-width="23.72cm" draw:shadow-offset-x="0.203cm" draw:shadow-offset-y="0.203cm" draw:shadow-opacity="50%"/>
    </style:style>
    <style:style style:name="gr25" style:family="graphic" style:parent-style-name="standard">
      <style:graphic-properties draw:stroke="dash" draw:stroke-dash="Ultrafine_20_Dashed" draw:fill-color="#e6e6e6" draw:opacity="50%" draw:textarea-horizontal-align="left" draw:textarea-vertical-align="top" draw:auto-grow-height="false" fo:min-height="2.64cm" fo:min-width="24.334cm" draw:shadow-offset-x="0.203cm" draw:shadow-offset-y="0.203cm" draw:shadow-opacity="50%"/>
    </style:style>
    <style:style style:name="gr26" style:family="graphic" style:parent-style-name="standard">
      <style:graphic-properties svg:stroke-width="0.102cm" svg:stroke-color="#355e00" draw:marker-start-width="0.508cm" draw:marker-end-width="0.508cm" draw:fill="solid" draw:fill-color="#579d1c" draw:opacity="20%" draw:textarea-horizontal-align="center" draw:textarea-vertical-align="middle" draw:auto-grow-height="false" fo:min-height="0.92cm" fo:min-width="5.242cm" fo:padding-top="0.175cm" fo:padding-bottom="0.175cm" fo:padding-left="0.3cm" fo:padding-right="0.3cm" draw:shadow="hidden" draw:shadow-offset-x="0.203cm" draw:shadow-offset-y="0.203cm" draw:shadow-opacity="20%"/>
    </style:style>
    <style:style style:name="gr27" style:family="graphic" style:parent-style-name="standard">
      <style:graphic-properties svg:stroke-width="0.102cm" draw:marker-start-width="0.432cm" draw:marker-end-width="0.432cm" draw:fill-color="#e6e6e6" draw:textarea-horizontal-align="justify" draw:textarea-vertical-align="middle" draw:auto-grow-height="false" fo:min-height="0.846cm" fo:min-width="3.453cm" fo:padding-top="0.15cm" fo:padding-bottom="0.15cm" fo:padding-left="0.275cm" fo:padding-right="0.275cm"/>
    </style:style>
    <style:style style:name="gr28" style:family="graphic" style:parent-style-name="standard">
      <style:graphic-properties svg:stroke-width="0.102cm" svg:stroke-color="#ffd320" draw:marker-start-width="0.508cm" draw:marker-end-width="0.508cm" draw:fill="solid" draw:fill-color="#ffd320" draw:opacity="40%" draw:textarea-horizontal-align="center" draw:textarea-vertical-align="middle" draw:auto-grow-height="false" fo:min-height="1.174cm" fo:min-width="4.988cm" fo:padding-top="0.175cm" fo:padding-bottom="0.175cm" fo:padding-left="0.3cm" fo:padding-right="0.3cm" draw:shadow="hidden" draw:shadow-offset-x="0.203cm" draw:shadow-offset-y="0.203cm" draw:shadow-opacity="40%"/>
    </style:style>
    <style:style style:name="gr29" style:family="graphic" style:parent-style-name="standard">
      <style:graphic-properties svg:stroke-width="0.102cm" svg:stroke-color="#ffd320" draw:marker-start-width="0.508cm" draw:marker-end-width="0.508cm" draw:fill="solid" draw:fill-color="#ffd320" draw:opacity="40%" draw:textarea-horizontal-align="center" draw:textarea-vertical-align="middle" draw:auto-grow-height="false" fo:min-height="1.174cm" fo:min-width="0.924cm" fo:padding-top="0.175cm" fo:padding-bottom="0.175cm" fo:padding-left="0.3cm" fo:padding-right="0.3cm" draw:shadow="hidden" draw:shadow-offset-x="0.203cm" draw:shadow-offset-y="0.203cm" draw:shadow-opacity="40%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102cm" draw:marker-start-width="0.432cm" draw:marker-end-width="0.432cm" draw:fill-color="#e6e6e6" draw:textarea-horizontal-align="justify" draw:textarea-vertical-align="middle" draw:auto-grow-height="false" fo:min-height="1.076cm" fo:min-width="0.826cm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102cm" draw:marker-start="Arrow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102cm" draw:marker-start="" draw:marker-start-width="0.457cm" draw:marker-end="Arrow" draw:marker-end-width="0.457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pr1" style:family="presentation" style:parent-style-name="Noiro-subtitle">
      <style:graphic-properties draw:fill-color="#ffffff" draw:auto-grow-height="true" fo:min-height="16.255cm"/>
    </style:style>
    <style:style style:name="pr2" style:family="presentation" style:parent-style-name="Noiro-notes">
      <style:graphic-properties draw:fill-color="#ffffff" draw:auto-grow-height="true" fo:min-height="12.572cm"/>
    </style:style>
    <style:style style:name="pr3" style:family="presentation" style:parent-style-name="Noiro-title">
      <style:graphic-properties fo:min-height="3.506cm"/>
    </style:style>
    <style:style style:name="pr4" style:family="presentation" style:parent-style-name="Noiro-outline1">
      <style:graphic-properties fo:min-height="11.929cm"/>
    </style:style>
    <style:style style:name="pr5" style:family="presentation" style:parent-style-name="Noiro-notes">
      <style:graphic-properties draw:fill-color="#ffffff" fo:min-height="12.572cm"/>
    </style:style>
    <style:style style:name="pr6" style:family="presentation" style:parent-style-name="Noiro-title">
      <style:graphic-properties draw:auto-grow-height="true" fo:min-height="3.506cm"/>
    </style:style>
    <style:style style:name="pr7" style:family="presentation" style:parent-style-name="Noiro_5f_-title">
      <style:graphic-properties fo:min-height="3.506cm"/>
    </style:style>
    <style:style style:name="pr8" style:family="presentation" style:parent-style-name="Noiro_5f_-outline1">
      <style:graphic-properties fo:min-height="11.929cm"/>
    </style:style>
    <style:style style:name="pr9" style:family="presentation" style:parent-style-name="Noiro_5f_-notes">
      <style:graphic-properties draw:fill-color="#ffffff" fo:min-height="12.572cm"/>
    </style:style>
    <style:style style:name="co1" style:family="table-column">
      <style:table-column-properties style:column-width="14.678cm" style:use-optimal-column-width="false"/>
    </style:style>
    <style:style style:name="co2" style:family="table-column">
      <style:table-column-properties style:column-width="11.566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165cm"/>
    </style:style>
    <style:style style:name="ro3" style:family="table-row">
      <style:table-row-properties style:row-height="1.201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08cm"/>
    </style:style>
    <style:style style:name="ro6" style:family="table-row">
      <style:table-row-properties style:row-height="3.509cm"/>
    </style:style>
    <style:style style:name="ro7" style:family="table-row">
      <style:table-row-properties style:row-height="1.174cm"/>
    </style:style>
    <style:style style:name="ro8" style:family="table-row">
      <style:table-row-properties style:row-height="1.139cm"/>
    </style:style>
    <style:style style:name="ro9" style:family="table-row">
      <style:table-row-properties style:row-height="1.185cm"/>
    </style:style>
    <style:style style:name="ce1" style:family="table-cell">
      <style:graphic-properties style:repeat="repeat"/>
      <style:paragraph-properties fo:text-align="start"/>
      <style:text-properties style:font-name="Liberation Sans4" fo:font-weight="bold" style:font-weight-asian="bold" style:font-weight-complex="bold"/>
    </style:style>
    <style:style style:name="ce2" style:family="table-cell">
      <style:graphic-properties style:repeat="repeat"/>
      <style:paragraph-properties fo:text-align="start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ce3" style:family="table-cell">
      <style:graphic-properties style:repeat="repeat"/>
      <style:paragraph-properties fo:text-align="star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008000"/>
    </style:style>
    <style:style style:name="P4" style:family="paragraph">
      <style:paragraph-properties fo:text-align="start"/>
      <style:text-properties fo:font-size="18pt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name="Liberation Mono1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style:text-properties fo:font-size="18pt" fo:font-weight="bold" style:font-weight-asian="bold" style:font-weight-complex="bold"/>
    </style:style>
    <style:style style:name="P14" style:family="paragraph">
      <style:text-properties style:font-name="Liberation Mono1" fo:font-size="18pt" fo:font-weight="bold" style:font-weight-asian="bold" style:font-weight-complex="bold"/>
    </style:style>
    <style:style style:name="P15" style:family="paragraph">
      <style:text-properties style:font-name="Liberation Sans4" fo:font-size="18pt" fo:font-weight="bold" style:font-weight-asian="bold" style:font-weight-complex="bold"/>
    </style:style>
    <style:style style:name="T1" style:family="text">
      <style:text-properties fo:color="#008000" fo:font-size="48pt" style:font-size-asian="48pt" style:font-size-complex="4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4c4c4c" fo:font-size="32pt" style:font-size-asian="32pt" style:font-size-complex="32pt"/>
    </style:style>
    <style:style style:name="T4" style:family="text">
      <style:text-properties fo:color="#4c4c4c" fo:font-size="26pt" style:font-size-asian="26pt" style:font-size-complex="26pt"/>
    </style:style>
    <style:style style:name="T5" style:family="text">
      <style:text-properties fo:color="#008000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Mono1" fo:font-weight="bold" style:font-weight-asian="bold" style:font-weight-complex="bold"/>
    </style:style>
    <style:style style:name="T9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10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Liberation Mono1" fo:font-size="18pt" fo:font-weight="bold" style:font-weight-asian="bold" style:font-weight-complex="bold"/>
    </style:style>
    <style:style style:name="T14" style:family="text">
      <style:text-properties style:font-name="Liberation Sans4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ir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016cm" svg:y="1.017cm" presentation:class="subtitle" presentation:user-transformed="true">
          <draw:text-box>
            <text:p><text:span text:style-name="T1">Stateful </text:span></text:p>
            <text:p><text:span text:style-name="T1">Connection Tracking &amp;</text:span></text:p>
            <text:p><text:span text:style-name="T1">Stateful NAT</text:span></text:p>
            <text:p><text:span text:style-name="T2"/></text:p>
            <text:p><text:span text:style-name="T3">Justin Pettit</text:span></text:p>
            <text:p><text:span text:style-name="T4">VMware</text:span></text:p>
            <text:p><text:span text:style-name="T3"/></text:p>
            <text:p><text:span text:style-name="T3">Thomas Graf</text:span></text:p>
            <text:p><text:span text:style-name="T4">Noiro Networks, Cisc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oiro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<text:span text:style-name="T5">Agend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ion Tracking</text:p>
              </text:list-item>
              <text:list-item>
                <text:p>NAT</text:p>
              </text:list-item>
              <text:list-item>
                <text:p>Integration of other stateful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Noir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had a performance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some traffic patterns, performance of OVS could be quite bad</text:p>
              </text:list-item>
              <text:list-item>
                <text:p>Last week, we added a post to Network Heresy describing the changes we made to improve performance and the results</text:p>
              </text:list-item>
              <text:list-item>
                <text:p>Focus of past two years was on performance. <text:s/>Now that we feel good about the performance, we're back to looking at features</text:p>
              </text:list-item>
              <text:list-item>
                <text:p>Any addition to OVS must consider its implication on perform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oiro" presentation:presentation-page-layout-name="AL2T1">
        <office:forms form:automatic-focus="false" form:apply-design-mode="false"/>
        <draw:frame presentation:style-name="pr6" draw:text-style-name="P2" draw:layer="layout" svg:width="25.199cm" svg:height="3.506cm" svg:x="1.4cm" svg:y="0.837cm" presentation:class="title">
          <draw:text-box>
            <text:p text:style-name="P2">Implementing a Firewa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S has traditionally only supported stateless matches</text:p>
              </text:list-item>
              <text:list-item>
                <text:p>As an example, currently, two ways to implement a firewall in OVS</text:p>
                <text:list>
                  <text:list-item>
                    <text:p>Match on TCP flags (Enforce policy on SYN, allow ACK|RST)</text:p>
                    <text:list>
                      <text:list-item>
                        <text:p>Pro: Fast</text:p>
                      </text:list-item>
                      <text:list-item>
                        <text:p>Con: Allows non-established flow through with ACK or RST set, only TCP</text:p>
                      </text:list-item>
                    </text:list>
                  </text:list-item>
                  <text:list-item>
                    <text:p>Use “learn” action to setup new flow in reverse direction</text:p>
                    <text:list>
                      <text:list-item>
                        <text:p>Pro: More “correct”</text:p>
                      </text:list-item>
                      <text:list-item>
                        <text:p>Con: Forces every new flow to OVS userspace, reducing flow setup by orders of magnitude</text:p>
                      </text:list-item>
                    </text:list>
                  </text:list-item>
                  <text:list-item>
                    <text:p>Neither approach supports “related” flows or TCP window enfor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oiro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2">Connection Track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are adding the ability to use the conntrack module from Linux</text:p>
                <text:list>
                  <text:list-item>
                    <text:p>Stateful tracking of flows</text:p>
                  </text:list-item>
                  <text:list-item>
                    <text:p>Supports ALGs to punch holes for related “data” channels</text:p>
                    <text:list>
                      <text:list-item>
                        <text:p>FTP, TFTP, SIP</text:p>
                      </text:list-item>
                    </text:list>
                  </text:list-item>
                </text:list>
              </text:list-item>
              <text:list-item>
                <text:p>Implement a distributed firewall with enforcement at the edge</text:p>
                <text:list>
                  <text:list-item>
                    <text:p>Better performance</text:p>
                  </text:list-item>
                  <text:list-item>
                    <text:p>Better visibility</text:p>
                  </text:list-item>
                </text:list>
              </text:list-item>
              <text:list-item>
                <text:p>Introduce new OpenFlow extensions:</text:p>
                <text:list>
                  <text:list-item>
                    <text:p>Action to send to conntrack</text:p>
                  </text:list-item>
                  <text:list-item>
                    <text:p>Match fields on state of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oiro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2">Netfilter Conntrack Integration</text:p>
          </draw:text-box>
        </draw:frame>
        <draw:custom-shape draw:style-name="gr2" draw:text-style-name="P4" xml:id="id3" draw:id="id3" draw:layer="layout" svg:width="19.05cm" svg:height="2.202cm" svg:x="5.08cm" svg:y="13.708cm">
          <draw:glue-point draw:id="4" svg:x="-1.06cm" svg:y="-5cm"/>
          <draw:glue-point draw:id="5" svg:x="1.363cm" svg:y="-5cm"/>
          <text:p text:style-name="P2"><text:span text:style-name="T6">OVS Flow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7.366cm" svg:height="3.048cm" svg:x="6.858cm" svg:y="6.766cm">
          <draw:glue-point draw:id="4" svg:x="-1.551cm" svg:y="5cm"/>
          <draw:glue-point draw:id="5" svg:x="1.206cm" svg:y="5cm"/>
          <draw:glue-point draw:id="6" svg:x="1.551cm" svg:y="5cm"/>
          <text:p text:style-name="P5"><text:span text:style-name="T6">Netfilter</text:span></text:p>
          <text:p text:style-name="P5"><text:span text:style-name="T6">Connection Track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3.556cm" svg:height="2.794cm" svg:x="20.566cm" svg:y="6.92cm">
          <text:p text:style-name="P5"><text:span text:style-name="T7">CT</text:span></text:p>
          <text:p text:style-name="P5"><text:span text:style-name="T7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5" draw:layer="layout" draw:line-skew="2.658cm" svg:x1="14.224cm" svg:y1="8.29cm" svg:x2="20.566cm" svg:y2="8.317cm" draw:start-shape="id1" draw:start-glue-point="1" draw:end-shape="id2" draw:end-glue-point="3" svg:d="M14224 8290h5842v27h500" svg:viewBox="0 0 6343 28">
          <text:p/>
        </draw:connector>
        <draw:connector draw:style-name="gr5" draw:text-style-name="P5" draw:layer="layout" draw:type="line" svg:x1="2.972cm" svg:y1="14.789cm" svg:x2="5.08cm" svg:y2="14.809cm" draw:end-shape="id3" svg:d="M2972 14789l2108 20" svg:viewBox="0 0 2109 21">
          <text:p/>
        </draw:connector>
        <draw:connector draw:style-name="gr5" draw:text-style-name="P5" draw:layer="layout" draw:type="line" svg:x1="10.541cm" svg:y1="6.766cm" svg:x2="10.561cm" svg:y2="5.672cm" draw:start-shape="id1" draw:start-glue-point="0" draw:end-shape="id4" svg:d="M10541 6766l20-1094" svg:viewBox="0 0 21 1095">
          <text:p/>
        </draw:connector>
        <draw:frame draw:style-name="gr6" draw:text-style-name="P7" xml:id="id4" draw:id="id4" draw:layer="layout" svg:width="7.358cm" svg:height="0.962cm" svg:x="6.882cm" svg:y="4.71cm">
          <draw:text-box>
            <text:p><text:span text:style-name="T7">Userspace Netlink API</text:span></text:p>
          </draw:text-box>
        </draw:frame>
        <draw:frame draw:style-name="gr7" draw:text-style-name="P7" draw:layer="layout" svg:width="6.25cm" svg:height="1.673cm" svg:x="14.586cm" svg:y="6.574cm">
          <draw:text-box>
            <text:p><text:span text:style-name="T7">Create &amp; Update</text:span></text:p>
            <text:p><text:span text:style-name="T7">CT entries</text:span></text:p>
          </draw:text-box>
        </draw:frame>
        <draw:frame draw:style-name="gr8" draw:text-style-name="P7" draw:layer="layout" svg:width="10.922cm" svg:height="1.018cm" svg:x="11.838cm" svg:y="11.352cm">
          <draw:text-box>
            <text:p><text:span text:style-name="T7">Connection State (</text:span><text:span text:style-name="T8">conn_state=</text:span><text:span text:style-name="T7">)</text:span></text:p>
          </draw:text-box>
        </draw:frame>
        <draw:frame draw:style-name="gr9" draw:text-style-name="P8" draw:layer="layout" svg:width="4.726cm" svg:height="0.971cm" svg:x="4.572cm" svg:y="11.375cm">
          <draw:text-box>
            <text:p><text:span text:style-name="T8">conntrack()</text:span></text:p>
          </draw:text-box>
        </draw:frame>
        <draw:connector draw:style-name="gr5" draw:text-style-name="P5" draw:layer="layout" draw:line-skew="0.719cm 0.443cm" svg:x1="24.13cm" svg:y1="14.809cm" svg:x2="14.605cm" svg:y2="15.91cm" draw:start-shape="id3" draw:end-shape="id3" draw:end-glue-point="2" svg:d="M24130 14809h1270v2095h-10795v-994" svg:viewBox="0 0 10796 2096">
          <text:p/>
        </draw:connector>
        <draw:frame draw:style-name="gr6" draw:text-style-name="P7" draw:layer="layout" svg:width="4.78cm" svg:height="0.962cm" svg:x="16.024cm" svg:y="17.234cm">
          <draw:text-box>
            <text:p><text:span text:style-name="T7">Recirculation</text:span></text:p>
          </draw:text-box>
        </draw:frame>
        <draw:custom-shape draw:style-name="gr10" draw:text-style-name="P6" draw:layer="layout" svg:width="1.016cm" svg:height="1.016cm" svg:x="1.794cm" svg:y="14.27cm">
          <text:p text:style-name="P5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1.016cm" svg:x="3.61cm" svg:y="11.322cm">
          <text:p text:style-name="P5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1.016cm" svg:x="14.986cm" svg:y="17.18cm">
          <text:p text:style-name="P5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1.016cm" svg:height="1.016cm" svg:x="20.928cm" svg:y="10.336cm">
          <text:p text:style-name="P5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9.16cm" svg:y1="13.708cm" svg:x2="9.16cm" svg:y2="9.814cm">
          <text:p/>
        </draw:line>
        <draw:line draw:style-name="gr12" draw:text-style-name="P5" draw:layer="layout" svg:x1="22.352cm" svg:y1="9.714cm" svg:x2="22.352cm" svg:y2="13.708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oiro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Conntrack Example</text:p>
          </draw:text-box>
        </draw:frame>
        <draw:frame draw:style-name="standard" draw:layer="layout" svg:width="26.243cm" svg:height="5.849cm" svg:x="0.886cm" svg:y="8.16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9">Match</text:span></text:p>
              </table:table-cell>
              <table:table-cell>
                <text:p text:style-name="P2"><text:span text:style-name="T9">Action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10">in_port(1),tcp,conn_state=-tracked</text:span></text:p>
              </table:table-cell>
              <table:table-cell>
                <text:p text:style-name="P2"><text:span text:style-name="T10">conntrack(zone=10),normal</text:span></text:p>
              </table:table-cell>
            </table:table-row>
            <table:table-row table:style-name="ro3" table:default-cell-style-name="ce2">
              <table:table-cell>
                <text:p text:style-name="P2"><text:span text:style-name="T10">in_port(2),tcp,conn_state=-tracked</text:span></text:p>
              </table:table-cell>
              <table:table-cell>
                <text:p text:style-name="P2"><text:span text:style-name="T10">conntrack(zone=10,flags=recirc)</text:span></text:p>
              </table:table-cell>
            </table:table-row>
            <table:table-row table:style-name="ro2" table:default-cell-style-name="ce3">
              <table:table-cell>
                <text:p text:style-name="P2"><text:span text:style-name="T10">in_port(2),tcp,conn_state=+established</text:span></text:p>
              </table:table-cell>
              <table:table-cell>
                <text:p text:style-name="P2"><text:span text:style-name="T10">output:1</text:span></text:p>
              </table:table-cell>
            </table:table-row>
            <table:table-row table:style-name="ro4" table:default-cell-style-name="ce3">
              <table:table-cell>
                <text:p text:style-name="P2"><text:span text:style-name="T10">in_port(2),tcp,conn_state=+new</text:span></text:p>
              </table:table-cell>
              <table:table-cell>
                <text:p text:style-name="P2"><text:span text:style-name="T10">dro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10" draw:layer="layout" svg:width="24.638cm" svg:height="2.139cm" svg:x="-0.192cm" svg:y="5.08cm">
          <draw:text-box>
            <text:list text:style-name="L1">
              <text:list-item>
                <text:list>
                  <text:list-header>
                    <text:p><text:span text:style-name="T11">Conntrack example that only allows port 2 to respond to TCP traffic initiated from port 1: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oiro" presentation:presentation-page-layout-name="AL2T1">
        <office:forms form:automatic-focus="false" form:apply-design-mode="false"/>
        <draw:custom-shape draw:style-name="gr14" draw:text-style-name="P6" draw:layer="layout" svg:width="11.43cm" svg:height="6.503cm" svg:x="2.178cm" svg:y="5.181cm">
          <text:p text:style-name="P5"><text:span text:style-name="T7">Zon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layer="layout" svg:width="25.199cm" svg:height="3.506cm" svg:x="1.4cm" svg:y="0.837cm" presentation:class="title">
          <draw:text-box>
            <text:p text:style-name="P2">Connection Tracking Zones</text:p>
          </draw:text-box>
        </draw:frame>
        <draw:custom-shape draw:style-name="gr15" draw:text-style-name="P4" xml:id="id5" draw:id="id5" draw:layer="layout" svg:width="12.7cm" svg:height="1.27cm" svg:x="7.52cm" svg:y="16.764cm">
          <draw:glue-point draw:id="4" svg:x="1.956cm" svg:y="-5cm"/>
          <draw:glue-point draw:id="5" svg:x="-2.391cm" svg:y="-5cm"/>
          <draw:glue-point draw:id="6" svg:x="3.26cm" svg:y="-5cm"/>
          <text:p text:style-name="P2"><text:span text:style-name="T6">OVS Flow 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7" draw:id="id7" draw:layer="layout" svg:width="3.556cm" svg:height="2.794cm" svg:x="5.988cm" svg:y="7.62cm">
          <text:p text:style-name="P5"><text:span text:style-name="T7">CT</text:span></text:p>
          <text:p text:style-name="P5"><text:span text:style-name="T7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5" draw:layer="layout" draw:type="line" svg:x1="5.944cm" svg:y1="17.389cm" svg:x2="7.52cm" svg:y2="17.399cm" draw:end-shape="id5" draw:end-glue-point="3" svg:d="M5944 17389l1576 10" svg:viewBox="0 0 1577 11">
          <text:p/>
        </draw:connector>
        <draw:custom-shape draw:style-name="gr14" draw:text-style-name="P6" draw:layer="layout" svg:width="11.43cm" svg:height="6.503cm" svg:x="14.116cm" svg:y="5.181cm">
          <text:p text:style-name="P5"><text:span text:style-name="T7">Zon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8" draw:id="id8" draw:layer="layout" svg:width="3.556cm" svg:height="2.794cm" svg:x="17.926cm" svg:y="7.62cm">
          <text:p text:style-name="P5"><text:span text:style-name="T7">CT</text:span></text:p>
          <text:p text:style-name="P5"><text:span text:style-name="T7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5" draw:layer="layout" draw:type="line" svg:x1="20.22cm" svg:y1="17.399cm" svg:x2="21.833cm" svg:y2="17.389cm" draw:start-shape="id5" draw:start-glue-point="1" svg:d="M20220 17399l1613-10" svg:viewBox="0 0 1614 11">
          <text:p/>
        </draw:connector>
        <draw:connector draw:style-name="gr5" draw:text-style-name="P5" draw:layer="layout" draw:line-skew="0.339cm" svg:x1="13.971cm" svg:y1="13.316cm" svg:x2="7.766cm" svg:y2="10.414cm" draw:start-shape="id6" draw:start-glue-point="0" draw:end-shape="id7" svg:d="M13971 13316v-1124h-6205v-1778" svg:viewBox="0 0 6206 2903">
          <text:p/>
        </draw:connector>
        <draw:connector draw:style-name="gr5" draw:text-style-name="P5" draw:layer="layout" draw:line-skew="0.339cm" svg:x1="13.971cm" svg:y1="13.316cm" svg:x2="19.704cm" svg:y2="10.414cm" draw:start-shape="id6" draw:end-shape="id8" draw:end-glue-point="2" svg:d="M13971 13316v-1124h5733v-1778" svg:viewBox="0 0 5734 2903">
          <text:p/>
        </draw:connector>
        <draw:custom-shape draw:style-name="gr3" draw:text-style-name="P4" xml:id="id6" draw:id="id6" draw:layer="layout" svg:width="6.35cm" svg:height="2.286cm" svg:x="10.796cm" svg:y="13.316cm">
          <draw:glue-point draw:id="4" svg:x="-1.551cm" svg:y="5cm"/>
          <draw:glue-point draw:id="5" svg:x="1.206cm" svg:y="5cm"/>
          <draw:glue-point draw:id="6" svg:x="1.551cm" svg:y="5cm"/>
          <text:p text:style-name="P5"><text:span text:style-name="T6">Netfilter</text:span></text:p>
          <text:p text:style-name="P5"><text:span text:style-name="T6">Connection Tracker</text:span>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8.79cm" svg:y1="10.414cm" svg:x2="8.79cm" svg:y2="16.764cm">
          <text:p/>
        </draw:line>
        <draw:line draw:style-name="gr16" draw:text-style-name="P5" draw:layer="layout" svg:x1="18.796cm" svg:y1="10.414cm" svg:x2="18.796cm" svg:y2="16.764cm">
          <text:p/>
        </draw:line>
        <draw:line draw:style-name="gr5" draw:text-style-name="P5" draw:layer="layout" svg:x1="14.024cm" svg:y1="16.664cm" svg:x2="14.024cm" svg:y2="15.648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oiro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low Caching Works</text:p>
          </draw:text-box>
        </draw:frame>
        <draw:frame draw:style-name="gr17" draw:layer="layout" svg:width="12.297cm" svg:height="12.179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4" draw:layer="layout" svg:width="12.297cm" svg:height="12.179cm" svg:x="14.627cm" svg:y="4.914cm" presentation:class="outline" presentation:user-transformed="true">
          <draw:text-box>
            <text:list text:style-name="L2">
              <text:list-item>
                <text:p>Preliminary results are quite promising</text:p>
                <text:list>
                  <text:list-item>
                    <text:p>OVS+conntrack uses a nearly consistent rate regardless of number of rules</text:p>
                  </text:list-item>
                  <text:list-item>
                    <text:p>Bridge+iptables uses more CPU as rule count increases</text:p>
                  </text:list-item>
                </text:list>
              </text:list-item>
            </text:list>
          </draw:text-box>
        </draw:frame>
        <draw:frame draw:style-name="gr18" draw:text-style-name="P11" draw:layer="layout" svg:width="11.684cm" svg:height="1.345cm" svg:x="1.524cm" svg:y="17.197cm">
          <draw:text-box>
            <text:p><text:span text:style-name="T12">Number of gigacycles per second required to saturate a 10Gbps link with netperf TCP_STREAM. (Lower is better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oiro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0.709cm" svg:y="1.524cm" presentation:class="title" presentation:user-transformed="true">
          <draw:text-box>
            <text:p text:style-name="P2">Design Go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erformance implications must be thought through</text:p>
              </text:list-item>
              <text:list-item>
                <text:p>Thought needs to be put into API, since OVS and OpenFlow have traditionally been flow-based and stateless</text:p>
              </text:list-item>
              <text:list-item>
                <text:p>While this will only be supported on Linux initially, the API shouldn’t be Linux-specific</text:p>
              </text:list-item>
              <text:list-item>
                <text:p>New stateful features being discussed and leveraging kernel:</text:p>
                <text:list>
                  <text:list-item>
                    <text:p>NAT</text:p>
                  </text:list-item>
                  <text:list-item>
                    <text:p text:style-name="P2">Load-balancing through IPVS</text:p>
                  </text:list-item>
                  <text:list-item>
                    <text:p>DP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oir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ease 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ll ship with OVS 2.4</text:p>
              </text:list-item>
              <text:list-item>
                <text:p>Will include:</text:p>
                <text:list>
                  <text:list-item>
                    <text:p>connmark</text:p>
                  </text:list-item>
                  <text:list-item>
                    <text:p>IP fragment reassembly</text:p>
                  </text:list-item>
                  <text:list-item>
                    <text:p>Hide break in pipeline from userspace</text:p>
                  </text:list-item>
                </text:list>
              </text:list-item>
              <text:list-item>
                <text:p>Available to try now:</text:p>
                <text:list>
                  <text:list-item>
                    <text:p><text:a xlink:href="https://github.com/justinpettit/ovs/tree/conntrack" xlink:type="simple">https://github.com/justinpettit/ovs/tree/conntrack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oiro_5f_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Stateful NAT Overview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SNAT and DNAT</text:p>
              </text:list-item>
              <text:list-item>
                <text:p>Based on connection tracking work</text:p>
              </text:list-item>
              <text:list-item>
                <text:p>Leverages stateful NAT mechanism of Netfilter</text:p>
              </text:list-item>
              <text:list-item>
                <text:p>Able to do port range and address range mappings to masquerade multiple IPs</text:p>
              </text:list-item>
              <text:list-item>
                <text:p>Mapping Modes</text:p>
                <text:list>
                  <text:list-item>
                    <text:p>Persistent (across reboots)</text:p>
                  </text:list-item>
                  <text:list-item>
                    <text:p>Hash based</text:p>
                  </text:list-item>
                  <text:list-item>
                    <text:p>Fully rand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oiro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tateful NAT Flow</text:p>
          </draw:text-box>
        </draw:frame>
        <draw:custom-shape draw:style-name="gr19" draw:text-style-name="P4" xml:id="id9" draw:id="id9" draw:layer="layout" svg:width="8.382cm" svg:height="2.794cm" svg:x="6.548cm" svg:y="13.062cm">
          <draw:glue-point draw:id="4" svg:x="-1.06cm" svg:y="-5cm"/>
          <draw:glue-point draw:id="5" svg:x="1.363cm" svg:y="-5cm"/>
          <text:p text:style-name="P2"><text:span text:style-name="T6">OVS Flow Tabl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0" draw:id="id10" draw:layer="layout" svg:width="6.108cm" svg:height="2.54cm" svg:x="5.128cm" svg:y="5.674cm">
          <draw:glue-point draw:id="4" svg:x="-1.551cm" svg:y="5cm"/>
          <draw:glue-point draw:id="5" svg:x="1.206cm" svg:y="5cm"/>
          <draw:glue-point draw:id="6" svg:x="1.551cm" svg:y="5cm"/>
          <text:p text:style-name="P5"><text:span text:style-name="T6">Netfilter</text:span></text:p>
          <text:p text:style-name="P5"><text:span text:style-name="T6">Connection Tracker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11" draw:id="id11" draw:layer="layout" svg:width="3.556cm" svg:height="2.794cm" svg:x="21.396cm" svg:y="5.928cm">
          <text:p text:style-name="P5"><text:span text:style-name="T6">CT</text:span></text:p>
          <text:p text:style-name="P5"><text:span text:style-name="T6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5" draw:layer="layout" svg:x1="9.851cm" svg:y1="13.062cm" svg:x2="7.235cm" svg:y2="8.214cm" draw:start-shape="id9" draw:start-glue-point="4" draw:end-shape="id10" draw:end-glue-point="4" svg:d="M9851 13062v-2424h-2616v-2424" svg:viewBox="0 0 2617 4849">
          <text:p/>
        </draw:connector>
        <draw:connector draw:style-name="gr12" draw:text-style-name="P5" draw:layer="layout" svg:x1="23.174cm" svg:y1="8.722cm" svg:x2="18.106cm" svg:y2="9.865cm" draw:start-shape="id11" draw:start-glue-point="2" draw:end-shape="id12" draw:end-glue-point="1" svg:d="M23174 8722v1143h-5068" svg:viewBox="0 0 5069 1144">
          <text:p/>
        </draw:connector>
        <draw:connector draw:style-name="gr5" draw:text-style-name="P5" draw:layer="layout" svg:x1="11.236cm" svg:y1="6.944cm" svg:x2="21.396cm" svg:y2="7.325cm" draw:start-shape="id10" draw:end-shape="id11" svg:d="M11236 6944h5093v381h5067" svg:viewBox="0 0 10161 382">
          <text:p/>
        </draw:connector>
        <draw:connector draw:style-name="gr5" draw:text-style-name="P5" draw:layer="layout" draw:type="line" svg:x1="4.378cm" svg:y1="14.482cm" svg:x2="6.548cm" svg:y2="14.459cm" draw:end-shape="id9" svg:d="M4378 14482l2170-23" svg:viewBox="0 0 2171 24">
          <text:p/>
        </draw:connector>
        <draw:frame draw:style-name="gr7" draw:text-style-name="P13" draw:layer="layout" svg:width="6.25cm" svg:height="1.673cm" svg:x="11.744cm" svg:y="5.017cm">
          <draw:text-box>
            <text:p><text:span text:style-name="T6">Create &amp; Update</text:span></text:p>
            <text:p><text:span text:style-name="T6">CT entries</text:span></text:p>
          </draw:text-box>
        </draw:frame>
        <draw:frame draw:style-name="gr9" draw:text-style-name="P14" draw:layer="layout" svg:width="4.726cm" svg:height="0.971cm" svg:x="5.125cm" svg:y="10.799cm">
          <draw:text-box>
            <text:p><text:span text:style-name="T13">conntrack()</text:span></text:p>
          </draw:text-box>
        </draw:frame>
        <draw:frame draw:style-name="gr6" draw:text-style-name="P13" draw:layer="layout" svg:width="4.78cm" svg:height="0.962cm" svg:x="16.316cm" svg:y="15.58cm">
          <draw:text-box>
            <text:p><text:span text:style-name="T6">Recirculation</text:span></text:p>
          </draw:text-box>
        </draw:frame>
        <draw:custom-shape draw:style-name="gr22" draw:text-style-name="P12" draw:layer="layout" svg:width="1.016cm" svg:height="1.016cm" svg:x="4.516cm" svg:y="13.04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016cm" svg:height="1.016cm" svg:x="5.902cm" svg:y="9.738cm">
          <text:p text:style-name="P5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016cm" svg:height="1.016cm" svg:x="14.538cm" svg:y="11.516cm">
          <text:p text:style-name="P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1.016cm" svg:height="1.016cm" svg:x="16.64cm" svg:y="14.478cm">
          <text:p text:style-name="P5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12" draw:id="id12" draw:layer="layout" svg:width="6.108cm" svg:height="2.286cm" svg:x="11.998cm" svg:y="8.722cm">
          <draw:glue-point draw:id="4" svg:x="-1.551cm" svg:y="5cm"/>
          <draw:glue-point draw:id="5" svg:x="1.206cm" svg:y="5cm"/>
          <draw:glue-point draw:id="6" svg:x="1.551cm" svg:y="5cm"/>
          <text:p text:style-name="P5"><text:span text:style-name="T6">Netfilter</text:span></text:p>
          <text:p text:style-name="P5"><text:span text:style-name="T6">NA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739cm" svg:y1="13.062cm" svg:x2="14.105cm" svg:y2="11.008cm" draw:start-shape="id9" draw:start-glue-point="0" draw:end-shape="id12" draw:end-glue-point="4" svg:d="M10739 13062v-1027h3366v-1027" svg:viewBox="0 0 3367 2055">
          <text:p/>
        </draw:connector>
        <draw:frame draw:style-name="gr9" draw:text-style-name="P14" draw:layer="layout" svg:width="2.634cm" svg:height="0.971cm" svg:x="15.654cm" svg:y="11.561cm">
          <draw:text-box>
            <text:p><text:span text:style-name="T13">nat()</text:span></text:p>
          </draw:text-box>
        </draw:frame>
        <draw:connector draw:style-name="gr5" draw:text-style-name="P5" draw:layer="layout" draw:line-skew="0.581cm 0.697cm" svg:x1="14.93cm" svg:y1="14.459cm" svg:x2="10.739cm" svg:y2="15.856cm" draw:start-shape="id9" draw:start-glue-point="1" draw:end-shape="id9" draw:end-glue-point="2" svg:d="M14930 14459h1132v2645h-5323v-1248" svg:viewBox="0 0 5324 2646">
          <text:p/>
        </draw:connecto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Noiro_5f_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02cm" svg:y="0.838cm" presentation:class="title" presentation:user-transformed="true">
          <draw:text-box>
            <text:p text:style-name="P2">NAT Example</text:p>
          </draw:text-box>
        </draw:frame>
        <draw:frame draw:style-name="standard" draw:layer="layout" svg:width="26.243cm" svg:height="8.086cm" svg:x="0.888cm" svg:y="8.16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 text:style-name="P2"><text:span text:style-name="T9">Match</text:span></text:p>
              </table:table-cell>
              <table:table-cell>
                <text:p text:style-name="P2"><text:span text:style-name="T9">Action</text:span></text:p>
              </table:table-cell>
            </table:table-row>
            <table:table-row table:style-name="ro6" table:default-cell-style-name="ce2">
              <table:table-cell>
                <text:p text:style-name="P2"><text:span text:style-name="T10">in_port(1),tcp</text:span></text:p>
              </table:table-cell>
              <table:table-cell>
                <text:p text:style-name="P2"><text:span text:style-name="T10">conntrack(zone=10),</text:span></text:p>
                <text:p text:style-name="P2"><text:span text:style-name="T10">nat(type=src,</text:span></text:p>
                <text:p text:style-name="P2"><text:span text:style-name="T10"><text:s text:c="4"/></text:span><text:span text:style-name="T10">min=10.0.0.1,</text:span></text:p>
                <text:p text:style-name="P2"><text:span text:style-name="T10"><text:s text:c="4"/></text:span><text:span text:style-name="T10">max=10.0.0.255,</text:span></text:p>
                <text:p text:style-name="P2"><text:span text:style-name="T10"><text:s text:c="4"/></text:span><text:span text:style-name="T10">type=hash)</text:span></text:p>
              </table:table-cell>
            </table:table-row>
            <table:table-row table:style-name="ro7" table:default-cell-style-name="ce2">
              <table:table-cell>
                <text:p text:style-name="P2"><text:span text:style-name="T10">in_port(2),tcp,conn_state=-tracked</text:span></text:p>
              </table:table-cell>
              <table:table-cell>
                <text:p text:style-name="P2"><text:span text:style-name="T10">conntrack(zone=10,flags=recirc)</text:span></text:p>
              </table:table-cell>
            </table:table-row>
            <table:table-row table:style-name="ro8" table:default-cell-style-name="ce3">
              <table:table-cell>
                <text:p text:style-name="P2"><text:span text:style-name="T10">in_port(2),tcp,conn_state=+established</text:span></text:p>
              </table:table-cell>
              <table:table-cell>
                <text:p text:style-name="P2"><text:span text:style-name="T10">nat(reverse)</text:span></text:p>
              </table:table-cell>
            </table:table-row>
            <table:table-row table:style-name="ro9" table:default-cell-style-name="ce3">
              <table:table-cell>
                <text:p text:style-name="P2"><text:span text:style-name="T10">in_port(2),tcp,conn_state=+new</text:span></text:p>
              </table:table-cell>
              <table:table-cell>
                <text:p text:style-name="P2"><text:span text:style-name="T10">dro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10" draw:layer="layout" svg:width="24.638cm" svg:height="2.139cm" svg:x="-0.19cm" svg:y="5.081cm">
          <draw:text-box>
            <text:list text:style-name="L1">
              <text:list-item>
                <text:list>
                  <text:list-header>
                    <text:p><text:span text:style-name="T11">SNAT all TCP packets on port 1 to the IP range 10.0.0.1/24 with reverse SNAT on port 2: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oiro_5f_" presentation:presentation-page-layout-name="AL2T1">
        <office:forms form:automatic-focus="false" form:apply-design-mode="false"/>
        <draw:custom-shape draw:style-name="gr24" draw:text-style-name="P12" draw:layer="layout" svg:width="25.146cm" svg:height="9.498cm" svg:x="1.016cm" svg:y="8.128cm">
          <text:p text:style-name="P5"><text:span text:style-name="T6">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2" draw:layer="layout" svg:width="25.146cm" svg:height="3.202cm" svg:x="1.016cm" svg:y="4.672cm">
          <text:p text:style-name="P5"><text:span text:style-name="T6">User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2" draw:layer="layout" svg:width="25.199cm" svg:height="3.506cm" svg:x="1.4cm" svg:y="0.837cm" presentation:class="title" presentation:user-transformed="true">
          <draw:text-box>
            <text:p text:style-name="P2">Stateful services integration:<text:line-break/>NFQUEUE action</text:p>
          </draw:text-box>
        </draw:frame>
        <draw:custom-shape draw:style-name="gr26" draw:text-style-name="P4" xml:id="id21" draw:id="id21" draw:layer="layout" svg:width="5.842cm" svg:height="1.27cm" svg:x="9.144cm" svg:y="15.34cm">
          <draw:glue-point draw:id="4" svg:x="1.956cm" svg:y="-5cm"/>
          <draw:glue-point draw:id="5" svg:x="-2.391cm" svg:y="-5cm"/>
          <text:p text:style-name="P2"><text:span text:style-name="T6">OVS Flow Table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xml:id="id20" draw:id="id20" draw:layer="layout" svg:width="4.127cm" svg:height="1.27cm" svg:x="2.731cm" svg:y="15.356cm">
          <text:p text:style-name="P5"><text:span text:style-name="T6">netif_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xml:id="id22" draw:id="id22" draw:layer="layout" svg:width="5.588cm" svg:height="1.524cm" svg:x="7.966cm" svg:y="10.898cm">
          <draw:glue-point draw:id="4" svg:x="2.272cm" svg:y="5cm"/>
          <draw:glue-point draw:id="5" svg:x="-2.272cm" svg:y="5cm"/>
          <draw:glue-point draw:id="6" svg:x="-3.801cm" svg:y="5cm"/>
          <draw:glue-point draw:id="7" svg:x="-1.073cm" svg:y="5cm"/>
          <draw:glue-point draw:id="8" svg:x="1.198cm" svg:y="5cm"/>
          <draw:glue-point draw:id="9" svg:x="3.926cm" svg:y="5cm"/>
          <text:p text:style-name="P2"><text:span text:style-name="T6">NFNETLINK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14" draw:id="id14" draw:layer="layout" svg:width="1.524cm" svg:height="1.524cm" svg:x="7.966cm" svg:y="9.374cm">
          <text:p text:style-name="P2"><text:span text:style-name="T6">Q</text:span></text:p>
          <draw:enhanced-geometry svg:viewBox="0 0 21600 21600" draw:type="rectangle" draw:enhanced-path="M 0 0 L 21600 0 21600 21600 0 21600 0 0 Z N"/>
        </draw:custom-shape>
        <draw:frame draw:style-name="gr30" draw:text-style-name="P5" draw:layer="layout" svg:width="0.001cm" svg:height="0.001cm" svg:x="17.742cm" svg:y="11.508cm">
          <draw:image xlink:href="Pictures/10007460000017EC000017ECDF094DE7.svg" xlink:type="simple" xlink:show="embed" xlink:actuate="onLoad">
            <text:p/>
          </draw:image>
          <draw:image xlink:href="Pictures/100002010000013200000132D5B61CF4.png" xlink:type="simple" xlink:show="embed" xlink:actuate="onLoad"/>
        </draw:frame>
        <draw:frame draw:style-name="gr30" draw:text-style-name="P5" draw:layer="layout" svg:width="0.001cm" svg:height="0.001cm" svg:x="17.742cm" svg:y="11.508cm">
          <draw:image xlink:href="Pictures/10007460000017EC000017ECDF094DE7.svg" xlink:type="simple" xlink:show="embed" xlink:actuate="onLoad">
            <text:p/>
          </draw:image>
          <draw:image xlink:href="Pictures/100002010000013200000132D5B61CF4.png" xlink:type="simple" xlink:show="embed" xlink:actuate="onLoad"/>
        </draw:frame>
        <draw:frame draw:style-name="gr30" draw:text-style-name="P5" draw:layer="layout" svg:width="0.001cm" svg:height="0.001cm" svg:x="17.742cm" svg:y="11.508cm">
          <draw:image xlink:href="Pictures/10007460000017EC000017ECDF094DE7.svg" xlink:type="simple" xlink:show="embed" xlink:actuate="onLoad">
            <text:p/>
          </draw:image>
          <draw:image xlink:href="Pictures/100002010000013200000132D5B61CF4.png" xlink:type="simple" xlink:show="embed" xlink:actuate="onLoad"/>
        </draw:frame>
        <draw:custom-shape draw:style-name="gr31" draw:text-style-name="P12" xml:id="id13" draw:id="id13" draw:layer="layout" svg:width="1.524cm" svg:height="1.524cm" svg:x="7.966cm" svg:y="5.18cm">
          <text:p text:style-name="P5"><text:span text:style-name="T6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xml:id="id16" draw:id="id16" draw:layer="layout" svg:width="1.524cm" svg:height="1.524cm" svg:x="9.998cm" svg:y="9.374cm">
          <text:p text:style-name="P2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xml:id="id18" draw:id="id18" draw:layer="layout" svg:width="1.524cm" svg:height="1.524cm" svg:x="12.03cm" svg:y="9.374cm">
          <text:p text:style-name="P2"><text:span text:style-name="T6">Q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5" draw:id="id15" draw:layer="layout" svg:width="1.524cm" svg:height="1.524cm" svg:x="9.998cm" svg:y="5.18cm">
          <text:p text:style-name="P5"><text:span text:style-name="T6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2" xml:id="id17" draw:id="id17" draw:layer="layout" svg:width="1.524cm" svg:height="1.524cm" svg:x="12.03cm" svg:y="5.18cm">
          <text:p text:style-name="P5"><text:span text:style-name="T6">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5" draw:layer="layout" draw:type="line" svg:x1="8.728cm" svg:y1="6.704cm" svg:x2="8.728cm" svg:y2="9.374cm" draw:start-shape="id13" draw:start-glue-point="2" draw:end-shape="id14" draw:end-glue-point="0" svg:d="M8728 6704v2670" svg:viewBox="0 0 1 2671">
          <text:p/>
        </draw:connector>
        <draw:connector draw:style-name="gr32" draw:text-style-name="P5" draw:layer="layout" draw:type="line" svg:x1="10.76cm" svg:y1="6.704cm" svg:x2="10.76cm" svg:y2="9.374cm" draw:start-shape="id15" draw:end-shape="id16" svg:d="M10760 6704v2670" svg:viewBox="0 0 1 2671">
          <text:p/>
        </draw:connector>
        <draw:connector draw:style-name="gr32" draw:text-style-name="P5" draw:layer="layout" draw:type="line" svg:x1="12.792cm" svg:y1="6.704cm" svg:x2="12.792cm" svg:y2="9.374cm" draw:start-shape="id17" draw:end-shape="id18" draw:end-glue-point="0" svg:d="M12792 6704v2670" svg:viewBox="0 0 1 2671">
          <text:p/>
        </draw:connector>
        <draw:custom-shape draw:style-name="gr21" draw:text-style-name="P12" xml:id="id19" draw:id="id19" draw:layer="layout" svg:width="3.556cm" svg:height="2.794cm" svg:x="21.844cm" svg:y="10.26cm">
          <text:p text:style-name="P5"><text:span text:style-name="T6">CT</text:span></text:p>
          <text:p text:style-name="P5"><text:span text:style-name="T6">Tabl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3" draw:text-style-name="P5" draw:layer="layout" svg:x1="13.554cm" svg:y1="5.942cm" svg:x2="21.844cm" svg:y2="11.657cm" draw:start-shape="id17" draw:start-glue-point="1" draw:end-shape="id19" svg:d="M13554 5942h4158v5715h4132" svg:viewBox="0 0 8291 5716">
          <text:p/>
        </draw:connector>
        <draw:connector draw:style-name="gr5" draw:text-style-name="P5" draw:layer="layout" draw:type="line" svg:x1="6.858cm" svg:y1="15.991cm" svg:x2="9.144cm" svg:y2="15.975cm" draw:start-shape="id20" draw:start-glue-point="1" draw:end-shape="id21" draw:end-glue-point="3" svg:d="M6858 15991l2286-16" svg:viewBox="0 0 2287 17">
          <text:p/>
        </draw:connector>
        <draw:connector draw:style-name="gr5" draw:text-style-name="P5" draw:layer="layout" svg:x1="23.622cm" svg:y1="13.054cm" svg:x2="14.986cm" svg:y2="15.975cm" draw:start-shape="id19" draw:start-glue-point="2" draw:end-shape="id21" draw:end-glue-point="1" svg:d="M23622 13054v2921h-8636" svg:viewBox="0 0 8637 2922">
          <text:p/>
        </draw:connector>
        <draw:frame draw:style-name="gr34" draw:text-style-name="P14" draw:layer="layout" svg:width="8.382cm" svg:height="1.691cm" svg:x="16.002cm" svg:y="16.01cm">
          <draw:text-box>
            <text:p><text:span text:style-name="T13">conn_state=+tracked,</text:span></text:p>
            <text:p><text:span text:style-name="T13">conn_mark=0x20</text:span></text:p>
          </draw:text-box>
        </draw:frame>
        <draw:connector draw:style-name="gr5" draw:text-style-name="P5" draw:layer="layout" svg:x1="13.207cm" svg:y1="15.34cm" svg:x2="12.029cm" svg:y2="12.422cm" draw:start-shape="id21" draw:start-glue-point="4" draw:end-shape="id22" draw:end-glue-point="4" svg:d="M13207 15340v-1459h-1178v-1459" svg:viewBox="0 0 1179 2919">
          <text:p/>
        </draw:connector>
        <draw:connector draw:style-name="gr5" draw:text-style-name="P5" draw:layer="layout" svg:x1="8.637cm" svg:y1="12.422cm" svg:x2="4.794cm" svg:y2="15.356cm" draw:start-shape="id22" draw:start-glue-point="6" draw:end-shape="id20" svg:d="M8637 12422v1467h-3843v1467" svg:viewBox="0 0 3844 2935">
          <text:p/>
        </draw:connector>
        <draw:frame draw:style-name="gr34" draw:text-style-name="P14" draw:layer="layout" svg:width="8.382cm" svg:height="1.691cm" svg:x="13.262cm" svg:y="13.507cm">
          <draw:text-box>
            <text:p><text:span text:style-name="T13">{sync|async}</text:span></text:p>
            <text:p><text:span text:style-name="T13">nfqueue(queue=2)</text:span></text:p>
          </draw:text-box>
        </draw:frame>
        <draw:frame draw:style-name="gr7" draw:text-style-name="P15" draw:layer="layout" svg:width="6.604cm" svg:height="1.673cm" svg:x="2.54cm" svg:y="11.922cm">
          <draw:text-box>
            <text:p><text:span text:style-name="T14">L2 reinject</text:span></text:p>
            <text:p><text:span text:style-name="T14">skb-&gt;mark = 0x10</text:span></text:p>
          </draw:text-box>
        </draw:frame>
        <draw:connector draw:style-name="gr5" draw:text-style-name="P5" draw:layer="layout" svg:x1="2.249cm" svg:y1="19.358cm" svg:x2="4.794cm" svg:y2="16.626cm" draw:end-shape="id20" draw:end-glue-point="2" svg:d="M2249 19358v-1090h2545v-1642" svg:viewBox="0 0 2546 2733">
          <text:p/>
        </draw:connector>
        <draw:connector draw:style-name="gr5" draw:text-style-name="P5" draw:layer="layout" draw:line-skew="0.073cm 0.627cm" svg:x1="12.953cm" svg:y1="12.422cm" svg:x2="13.554cm" svg:y2="11.66cm" draw:start-shape="id22" draw:start-glue-point="9" draw:end-shape="id22" draw:end-glue-point="1" svg:d="M12953 12422v624h1779v-1386h-1178" svg:viewBox="0 0 1780 1387">
          <text:p/>
        </draw:connector>
        <draw:frame draw:style-name="gr9" draw:text-style-name="P14" draw:layer="layout" svg:width="2.54cm" svg:height="0.971cm" svg:x="13.97cm" svg:y="10.189cm">
          <draw:text-box>
            <text:p><text:span text:style-name="T13">que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oiro_5f_" presentation:presentation-page-layout-name="AL2T1">
        <office:forms form:automatic-focus="false" form:apply-design-mode="false"/>
        <draw:frame presentation:style-name="pr7" draw:text-style-name="P2" draw:layer="layout" svg:width="25.199cm" svg:height="3.506cm" svg:x="1.4cm" svg:y="0.837cm" presentation:class="title">
          <draw:text-box>
            <text:p text:style-name="P2">NFQUEUE actio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an reuse existing Netfilter queueing mechanism and libnfnetlink + libctnetlink</text:p>
              </text:list-item>
              <text:list-item>
                <text:p>Operational Modes:</text:p>
                <text:list>
                  <text:list-header>
                    <text:p>1. Steal/Drop – Async verdict via CT template</text:p>
                    <text:p>2. Reinjection – Sync verdict via NFQA_MARK</text:p>
                  </text:list-header>
                </text:list>
              </text:list-item>
              <text:list-item>
                <text:p>Needed netfilter modifications:</text:p>
                <text:list>
                  <text:list-item>
                    <text:p>Reinjection routine for NFPROTO_BRIDGE back into netif_rx()</text:p>
                  </text:list-item>
                </text:list>
              </text:list-item>
              <text:list-item>
                <text:p>OVS modifications</text:p>
                <text:list>
                  <text:list-item>
                    <text:p>New nfqueu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oiro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Q&amp;A</text:p>
          </draw:text-box>
        </draw:frame>
        <draw:frame presentation:style-name="pr8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More Information:</text:p>
                <text:list>
                  <text:list-item>
                    <text:p><text:a xlink:href="http://openvswitch.org/" xlink:type="simple">http://openvswitch.org/</text:a></text:p>
                  </text:list-item>
                </text:list>
                <text:p/>
              </text:list-item>
              <text:list-item>
                <text:p>Code:</text:p>
                <text:list>
                  <text:list-item>
                    <text:p>Conntrack (WIP):</text:p>
                    <text:list>
                      <text:list-item>
                        <text:p><text:a xlink:href="https://github.com/justinpettit/ovs/tree/conntrack" xlink:type="simple">https://github.com/justinpettit/ovs/tree/conntrack</text:a></text:p>
                      </text:list-item>
                    </text:list>
                  </text:list-item>
                  <text:list-item>
                    <text:p>Stateful NAT (WIP):</text:p>
                    <text:list>
                      <text:list-item>
                        <text:p><text:a xlink:href="https://github.com/tgraf/ovs/tree/nat" xlink:type="simple">https://github.com/tgraf/ovs/tree/nat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9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000000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 draw:fit-to-size="false" draw:shadow-offset-x="0.203cm" draw:shadow-offset-y="0.203cm"/>
      <style:text-properties style:font-weight-asian="normal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Noiro-background" style:family="presentation">
      <style:graphic-properties draw:stroke="none" draw:fill="none"/>
      <style:text-properties style:letter-kerning="true"/>
    </style:style>
    <style:style style:name="Noi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i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iro-outline1" style:family="presentation">
      <style:graphic-properties draw:stroke="none" draw:fill="none" draw:fill-image-width="0cm" draw:fill-image-height="0cm" draw:auto-grow-height="false" draw:fit-to-size="shrink-to-fit">
        <text:list-style style:name="Noi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iro-outline2" style:family="presentation" style:parent-style-name="Noiro-outline1">
      <style:paragraph-properties fo:margin-top="0cm" fo:margin-bottom="0.4cm"/>
      <style:text-properties fo:font-size="28pt" style:font-size-asian="28pt" style:font-size-complex="28pt"/>
    </style:style>
    <style:style style:name="Noiro-outline3" style:family="presentation" style:parent-style-name="Noiro-outline2">
      <style:paragraph-properties fo:margin-top="0cm" fo:margin-bottom="0.3cm"/>
      <style:text-properties fo:font-size="24pt" style:font-size-asian="24pt" style:font-size-complex="24pt"/>
    </style:style>
    <style:style style:name="Noiro-outline4" style:family="presentation" style:parent-style-name="Noiro-outline3">
      <style:paragraph-properties fo:margin-top="0cm" fo:margin-bottom="0.2cm"/>
      <style:text-properties fo:font-size="20pt" style:font-size-asian="20pt" style:font-size-complex="20pt"/>
    </style:style>
    <style:style style:name="Noiro-outline5" style:family="presentation" style:parent-style-name="Noiro-outline4">
      <style:paragraph-properties fo:margin-top="0cm" fo:margin-bottom="0.1cm"/>
      <style:text-properties fo:font-size="20pt" style:font-size-asian="20pt" style:font-size-complex="20pt"/>
    </style:style>
    <style:style style:name="Noiro-outline6" style:family="presentation" style:parent-style-name="Noiro-outline5">
      <style:paragraph-properties fo:margin-top="0cm" fo:margin-bottom="0.1cm"/>
      <style:text-properties fo:font-size="20pt" style:font-size-asian="20pt" style:font-size-complex="20pt"/>
    </style:style>
    <style:style style:name="Noiro-outline7" style:family="presentation" style:parent-style-name="Noiro-outline6">
      <style:paragraph-properties fo:margin-top="0cm" fo:margin-bottom="0.1cm"/>
      <style:text-properties fo:font-size="20pt" style:font-size-asian="20pt" style:font-size-complex="20pt"/>
    </style:style>
    <style:style style:name="Noiro-outline8" style:family="presentation" style:parent-style-name="Noiro-outline7">
      <style:paragraph-properties fo:margin-top="0cm" fo:margin-bottom="0.1cm"/>
      <style:text-properties fo:font-size="20pt" style:font-size-asian="20pt" style:font-size-complex="20pt"/>
    </style:style>
    <style:style style:name="Noiro-outline9" style:family="presentation" style:parent-style-name="Noiro-outline8">
      <style:paragraph-properties fo:margin-top="0cm" fo:margin-bottom="0.1cm"/>
      <style:text-properties fo:font-size="20pt" style:font-size-asian="20pt" style:font-size-complex="20pt"/>
    </style:style>
    <style:style style:name="Noiro-subtitle" style:family="presentation">
      <style:graphic-properties draw:stroke="none" draw:fill="none" draw:textarea-vertical-align="middle">
        <text:list-style style:name="Noi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iro-title" style:family="presentation">
      <style:graphic-properties draw:stroke="none" draw:fill="none" draw:textarea-vertical-align="middle">
        <text:list-style style:name="Noi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00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iro_5f_-background" style:display-name="Noiro_-background" style:family="presentation">
      <style:graphic-properties draw:stroke="none" draw:fill="none"/>
      <style:text-properties style:letter-kerning="true"/>
    </style:style>
    <style:style style:name="Noiro_5f_-backgroundobjects" style:display-name="Noir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iro_5f_-notes" style:display-name="Noir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iro_5f_-outline1" style:display-name="Noiro_-outline1" style:family="presentation">
      <style:graphic-properties draw:stroke="none" draw:fill="none" draw:fill-image-width="0cm" draw:fill-image-height="0cm" draw:auto-grow-height="false" draw:fit-to-size="shrink-to-fit">
        <text:list-style style:name="Noiro_5f_-outline1" style:display-name="Noir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iro_5f_-outline2" style:display-name="Noiro_-outline2" style:family="presentation" style:parent-style-name="Noir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iro_5f_-outline3" style:display-name="Noiro_-outline3" style:family="presentation" style:parent-style-name="Noiro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iro_5f_-outline4" style:display-name="Noiro_-outline4" style:family="presentation" style:parent-style-name="Noir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iro_5f_-outline5" style:display-name="Noiro_-outline5" style:family="presentation" style:parent-style-name="Noir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iro_5f_-outline6" style:display-name="Noiro_-outline6" style:family="presentation" style:parent-style-name="Noir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iro_5f_-outline7" style:display-name="Noiro_-outline7" style:family="presentation" style:parent-style-name="Noir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iro_5f_-outline8" style:display-name="Noiro_-outline8" style:family="presentation" style:parent-style-name="Noir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iro_5f_-outline9" style:display-name="Noiro_-outline9" style:family="presentation" style:parent-style-name="Noir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iro_5f_-subtitle" style:display-name="Noiro_-subtitle" style:family="presentation">
      <style:graphic-properties draw:stroke="none" draw:fill="none" draw:textarea-vertical-align="middle">
        <text:list-style style:name="Noiro_5f_-subtitle" style:display-name="Noir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iro_5f_-title" style:display-name="Noiro_-title" style:family="presentation">
      <style:graphic-properties draw:stroke="none" draw:fill="none" draw:textarea-vertical-align="middle">
        <text:list-style style:name="Noiro_5f_-title" style:display-name="Noir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800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4pt" fo:font-style="normal" fo:text-shadow="none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i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Noi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Noi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iro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Noiro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Noiro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oiro" style:page-layout-name="PM1" draw:style-name="Mdp1">
      <office:forms form:automatic-focus="false" form:apply-design-mode="false"/>
      <draw:frame presentation:style-name="Noiro-title" draw:layer="backgroundobjects" svg:width="25.199cm" svg:height="3.506cm" svg:x="1.4cm" svg:y="0.837cm" presentation:class="title" presentation:placeholder="true">
        <draw:text-box/>
      </draw:frame>
      <draw:frame presentation:style-name="Noir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cm" svg:height="1.448cm" svg:x="20.076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5" draw:layer="backgroundobjects" svg:width="4.318cm" svg:height="2.795cm" svg:x="22.86cm" svg:y="17.525cm">
        <draw:image xlink:href="Pictures/100002010000040000000297E21DAB6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Noiro-title" draw:layer="backgroundobjects" svg:width="13.968cm" svg:height="10.476cm" svg:x="3.81cm" svg:y="2.123cm" presentation:class="page"/>
        <draw:frame presentation:style-name="Noi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iro_5f_" style:display-name="Noiro_" style:page-layout-name="PM1" draw:style-name="Mdp1">
      <draw:frame presentation:style-name="Noiro_5f_-title" draw:layer="backgroundobjects" svg:width="25.199cm" svg:height="3.506cm" svg:x="1.4cm" svg:y="0.837cm" presentation:class="title" presentation:placeholder="true">
        <draw:text-box/>
      </draw:frame>
      <draw:frame presentation:style-name="Noiro_5f_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34cm" svg:height="1.448cm" svg:x="20.076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5" draw:layer="backgroundobjects" svg:width="4.318cm" svg:height="2.795cm" svg:x="22.86cm" svg:y="17.525cm">
        <draw:image xlink:href="Pictures/100002010000040000000297E21DAB6A.png" xlink:type="simple" xlink:show="embed" xlink:actuate="onLoad">
          <text:p/>
        </draw:image>
      </draw:frame>
      <presentation:notes style:page-layout-name="PM2">
        <draw:page-thumbnail presentation:style-name="Noiro_5f_-title" draw:layer="backgroundobjects" svg:width="13.968cm" svg:height="10.476cm" svg:x="3.81cm" svg:y="2.123cm" presentation:class="page"/>
        <draw:frame presentation:style-name="Noiro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Graf</meta:initial-creator>
    <meta:creation-date>2014-11-11T13:37:01.419576404</meta:creation-date>
    <dc:date>2014-11-16T22:59:18.649020000</dc:date>
    <meta:editing-duration>P1DT4H43S</meta:editing-duration>
    <meta:editing-cycles>34</meta:editing-cycles>
    <meta:generator>LibreOffice/4.3.4.1$MacOSX_X86_64 LibreOffice_project/bc356b2f991740509f321d70e4512a6a54c5f243</meta:generator>
    <meta:print-date>2014-11-16T20:44:14.985794000</meta:print-date>
    <meta:document-statistic meta:object-count="17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12.18cm" xlink:href="." xlink:type="simple" chart:class="chart:bar" chart:style-name="ch1">
        <chart:legend chart:legend-position="end" svg:x="8.943cm" svg:y="5.118cm" style:legend-expansion="high" chart:style-name="ch2"/>
        <chart:plot-area chart:style-name="ch3" chart:data-source-has-labels="both" svg:x="0.245cm" svg:y="0.243cm" svg:width="8.453cm" svg:height="11.694cm">
          <chartooo:coordinate-region svg:x="0.996cm" svg:y="0.425cm" svg:width="7.702cm" svg:height="10.90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3" chart:label-cell-address="local-table.$C$1" chart:class="chart:bar">
            <chart:data-point chart:repeated="2"/>
          </chart:serie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series chart:style-name="ch10" chart:values-cell-range-address="local-table.$E$2:.$E$3" chart:label-cell-address="local-table.$E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FW Rule</text:p>
              </table:table-cell>
              <table:table-cell office:value-type="string">
                <text:p>Pure Forwarding</text:p>
              </table:table-cell>
              <table:table-cell office:value-type="string">
                <text:p>100 FW Rules</text:p>
              </table:table-cell>
              <table:table-cell office:value-type="string">
                <text:p>1000 FW Rules</text:p>
              </table:table-cell>
            </table:table-row>
          </table:table-header-rows>
          <table:table-rows>
            <table:table-row>
              <table:table-cell office:value-type="string">
                <text:p>Open vSwitch</text:p>
              </table:table-cell>
              <table:table-cell office:value-type="float" office:value="0.89">
                <text:p>0.89</text:p>
              </table:table-cell>
              <table:table-cell office:value-type="float" office:value="0.75">
                <text:p>0.75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Bridge</text:p>
              </table:table-cell>
              <table:table-cell office:value-type="float" office:value="1.07">
                <text:p>1.07</text:p>
              </table:table-cell>
              <table:table-cell office:value-type="float" office:value="1.06">
                <text:p>1.06</text:p>
              </table:table-cell>
              <table:table-cell office:value-type="float" office:value="1.22">
                <text:p>1.22</text:p>
              </table:table-cell>
              <table:table-cell office:value-type="float" office:value="2.72">
                <text:p>2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